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98538" officeooo:paragraph-rsid="00098538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98538" officeooo:paragraph-rsid="000a9d52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a9d52" officeooo:paragraph-rsid="000a9d52" style:font-size-asian="12pt" style:font-size-complex="12pt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9pt"/>
    </style:style>
    <style:style style:name="T3" style:family="text">
      <style:text-properties fo:font-size="13.5pt"/>
    </style:style>
    <style:style style:name="T4" style:family="text">
      <style:text-properties fo:font-size="13.5pt" officeooo:rsid="000a9d52"/>
    </style:style>
    <style:style style:name="T5" style:family="text">
      <style:text-properties fo:font-size="9pt"/>
    </style:style>
    <style:style style:name="T6" style:family="text">
      <style:text-properties officeooo:rsid="000a9d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OBBLEMA 2</text:p>
      <text:p text:style-name="P1"/>
      <text:p text:style-name="P1"/>
      <text:p text:style-name="P1">Realizar una análisis manova <text:span text:style-name="T6">para las 5 variables</text:span> del problema <text:s/>15.7.2 del libro de cuadras, <text:s/>cada columna es una variable biometrica. <text:span text:style-name="T6">Los factores son el sexo y la localidad.</text:span></text:p>
      <text:p text:style-name="P1"/>
      <text:p text:style-name="P1">Se tienen medidas de 5 variables biométricas sobre 6 especies de coleópteros del género Timarcha encontradas en 8 localidades distintas.</text:p>
      <text:p text:style-name="P1"/>
      <text:p text:style-name="P2">Las medidas (en mm.) son:</text:p>
      <text:p text:style-name="P2">X1= long<text:span text:style-name="T6">itud</text:span> Prognoto,</text:p>
      <text:p text:style-name="P2"><text:s/>X2=diam<text:span text:style-name="T6">etro</text:span> m<text:span text:style-name="T6">á</text:span>ximo prognoto, </text:p>
      <text:p text:style-name="P2">X3= base prognoto,</text:p>
      <text:p text:style-name="P2"><text:s/>X4= long<text:span text:style-name="T6">itutd</text:span>. Èlitros,</text:p>
      <text:p text:style-name="P2">X5=diam<text:span text:style-name="T6">etro</text:span> m<text:span text:style-name="T6">á</text:span>ximo Èlitros.</text:p>
      <text:p text:style-name="P2"/>
      <text:p text:style-name="P3"><text:span text:style-name="T6">L</text:span>os Datos se encuentran disponibles en </text:p>
      <text:p text:style-name="P1"/>
      <text:p text:style-name="P1">http://www.ub.edu/stat/personal/cuadras/escarab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06:57:45.827729545</meta:creation-date>
    <dc:date>2020-05-16T07:11:38.419211308</dc:date>
    <meta:editing-duration>PT3M22S</meta:editing-duration>
    <meta:editing-cycles>1</meta:editing-cycles>
    <meta:document-statistic meta:table-count="0" meta:image-count="0" meta:object-count="0" meta:page-count="1" meta:paragraph-count="11" meta:word-count="78" meta:character-count="558" meta:non-whitespace-character-count="485"/>
    <meta:generator>LibreOffice/6.0.7.3$Linux_X86_64 LibreOffice_project/00m0$Build-3</meta:generator>
  </office:meta>
</office:document-meta>
</file>